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8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2.0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1:58:56.70088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bc</meta:initial-creator>
    <dc:creator>jbc </dc:creator>
    <meta:creation-date>2016-01-09T17:12:30Z</meta:creation-date>
    <dc:date>2016-10-16T21:59:14.577652840</dc:date>
    <meta:editing-cycles>2873</meta:editing-cycles>
    <meta:editing-duration>P12DT7H41M6S</meta:editing-duration>
    <meta:document-statistic meta:table-count="1" meta:cell-count="13804" meta:object-count="0"/>
  </office:meta>
</office:document-meta>
</file>